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skaydiaCove NFP" svg:font-family="'CaskaydiaCove NFP'"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08656" officeooo:paragraph-rsid="00108656"/>
    </style:style>
    <style:style style:name="P3" style:family="paragraph" style:parent-style-name="Default">
      <style:paragraph-properties fo:text-align="justify" style:justify-single-word="false"/>
    </style:style>
    <style:style style:name="P4" style:family="paragraph" style:parent-style-name="Default" style:list-style-name="WWNum2">
      <style:paragraph-properties fo:margin-top="0cm" fo:margin-bottom="0.353cm" style:contextual-spacing="false" fo:text-align="justify" style:justify-single-word="false"/>
    </style:style>
    <style:style style:name="P5" style:family="paragraph" style:parent-style-name="Default">
      <style:paragraph-properties fo:text-align="justify" style:justify-single-word="false"/>
      <style:text-properties fo:font-size="11pt" style:font-size-asian="11pt" style:font-size-complex="11pt"/>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text-align="justify" style:justify-single-word="false"/>
    </style:style>
    <style:style style:name="P8" style:family="paragraph" style:parent-style-name="Standard" style:list-style-name="WWNum1">
      <style:paragraph-properties fo:text-align="justify" style:justify-single-word="false"/>
      <style:text-properties officeooo:rsid="000d0b57" officeooo:paragraph-rsid="000d0b57"/>
    </style:style>
    <style:style style:name="P9" style:family="paragraph" style:parent-style-name="Standard" style:list-style-name="WWNum1">
      <style:paragraph-properties fo:text-align="justify" style:justify-single-word="false"/>
      <style:text-properties officeooo:rsid="000d0b57" officeooo:paragraph-rsid="000dc64d"/>
    </style:style>
    <style:style style:name="P10" style:family="paragraph" style:parent-style-name="Standard" style:list-style-name="WWNum1">
      <style:paragraph-properties fo:text-align="justify" style:justify-single-word="false"/>
      <style:text-properties officeooo:rsid="000dc64d" officeooo:paragraph-rsid="000dc64d"/>
    </style:style>
    <style:style style:name="P11" style:family="paragraph" style:parent-style-name="Standard" style:list-style-name="WWNum1">
      <style:paragraph-properties fo:text-align="justify" style:justify-single-word="false"/>
      <style:text-properties officeooo:rsid="000f46a6" officeooo:paragraph-rsid="000f46a6"/>
    </style:style>
    <style:style style:name="P12" style:family="paragraph" style:parent-style-name="Standard">
      <style:paragraph-properties fo:text-align="justify" style:justify-single-word="false"/>
      <style:text-properties officeooo:rsid="0011cc32" officeooo:paragraph-rsid="0011cc32"/>
    </style:style>
    <style:style style:name="P13" style:family="paragraph" style:parent-style-name="Standard">
      <style:paragraph-properties fo:text-align="justify" style:justify-single-word="false"/>
      <style:text-properties officeooo:rsid="001237fc" officeooo:paragraph-rsid="001237fc"/>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officeooo:rsid="000dc64d"/>
    </style:style>
    <style:style style:name="T5" style:family="text">
      <style:text-properties officeooo:rsid="000f46a6"/>
    </style:style>
    <style:style style:name="T6" style:family="text">
      <style:text-properties officeooo:rsid="00108656"/>
    </style:style>
    <style:style style:name="T7" style:family="text">
      <style:text-properties style:text-position="super 58%"/>
    </style:style>
    <style:style style:name="T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Questionnements sur mes aspirations et mes compétences :</text:span><text:span text:style-name="T1"/></text:p>
      <text:p text:style-name="P1" loext:marker-style-name="T1"><text:span text:style-name="T1">Sur le plan personnel :</text:span><text:span text:style-name="T1"/></text:p>
      <text:list text:style-name="WWNum1">
        <text:list-item>
          <text:p text:style-name="P7">Ce que vous aimez, ce que vous n’aimez pas</text:p>
          <text:list>
            <text:list-item>
              <text:p text:style-name="P8">j’aime le ne pas être habilé comme tous les jours, ne pas trop être stressé, j’aime pas les trucs manuel mise à par démonter des ordi ou des activité du genre, j’aime l’informatique (la programmation principalement), j’aime diriger des gens , <text:span text:style-name="T4">j’aime pas la créativité</text:span></text:p>
            </text:list-item>
          </text:list>
        </text:list-item>
        <text:list-item>
          <text:p text:style-name="P7">Vos qualités et vos défauts</text:p>
          <text:list>
            <text:list-item>
              <text:p text:style-name="P9">je suis calme, <text:span text:style-name="T4">travailleur, peu faire une pokerface à tout moment, à l’écoute, </text:span><text:span text:style-name="T5">rigoureux.</text:span></text:p>
            </text:list-item>
            <text:list-item>
              <text:p text:style-name="P9"><text:s/>je suis bordelique, impulsife, entêté, <text:span text:style-name="T6">mes yeux.</text:span></text:p>
            </text:list-item>
          </text:list>
        </text:list-item>
        <text:list-item>
          <text:p text:style-name="P7">Vos valeurs (respect, écoute, ouverture d’esprit, altruisme, audace, coopération, créativité, discipline, efficacité, expertise, loyauté, partage, sens donné à la finalité de mon travail…)</text:p>
          <text:list>
            <text:list-item>
              <text:p text:style-name="P10">le respect dois être mutuel !!!, j’aime le travaille bien fait et fini, ouverture d’esprit</text:p>
            </text:list-item>
          </text:list>
        </text:list-item>
        <text:list-item>
          <text:p text:style-name="P7">Le niveau de responsabilité auquel vous aspirez</text:p>
          <text:list>
            <text:list-item>
              <text:p text:style-name="P8">j’aime avoir des responsabilité, diriger <text:span text:style-name="T4">mais pas en tant que patron. Le rang infèrieur en tant que chef d’équipe me conviens infiniment mieux </text:span></text:p>
            </text:list-item>
          </text:list>
        </text:list-item>
        <text:list-item>
          <text:p text:style-name="P7">Si vous êtes plus à l’aise en équipe ou lorsque vous êtes seul</text:p>
          <text:list>
            <text:list-item>
              <text:p text:style-name="P10">seul vu que ceci implique de partager les tâches et donc que je dois faire confiance en autruit sur leurs travaille</text:p>
            </text:list-item>
          </text:list>
        </text:list-item>
        <text:list-item>
          <text:p text:style-name="P7">Quelles sont vos sources de motivation au travail ?</text:p>
          <text:list>
            <text:list-item>
              <text:p text:style-name="P10">Le fait de bien faire le travaille, voir la finalité de mes créations, l’agent bien évidement , </text:p>
            </text:list-item>
          </text:list>
        </text:list-item>
        <text:list-item>
          <text:p text:style-name="P7">Les rôles que vous tenez dans différents contextes (famille, association, loisirs,…)</text:p>
          <text:list>
            <text:list-item>
              <text:p text:style-name="P10">en famile, je suis celui qui rentre dans une conversation dit un truc bordeline et se taie et admir sa création ou sinon je ne dis pas grands chose sauf si on me pose des questions</text:p>
            </text:list-item>
            <text:list-item>
              <text:p text:style-name="P10">dans mes loisir, je suis la pour me dépasser, en sport par exemple, si je veux réaliser quelque chose, je me donerais à fond même si ceci implique me blesser </text:p>
            </text:list-item>
          </text:list>
        </text:list-item>
      </text:list>
      <text:p text:style-name="P1"/>
      <text:list text:continue-numbering="true" text:style-name="WWNum1">
        <text:list-item>
          <text:p text:style-name="P7"><text:soft-page-break/>Ce que vous préférez entre : toucher un peu à tout, avoir une vue d’ensemble sur un thème, ou entrer dans le détail d’un sujet spécifique ? Cela vous donnera une indication sur le type de profession qui peut vous correspondre entre un métier généraliste ou davantage spécialisé.</text:p>
          <text:list>
            <text:list-item>
              <text:p text:style-name="P10">J’aime toucher un peu à tout mais avoir un dommaine de prédilection <text:span text:style-name="T5">me permet d’avoir </text:span></text:p>
            </text:list-item>
          </text:list>
        </text:list-item>
        <text:list-item>
          <text:p text:style-name="P7">Est-ce que vous préférez bouger régulièrement, être sur le terrain ou préférez-vous rester dans un bureau ?</text:p>
          <text:list>
            <text:list-item>
              <text:p text:style-name="P11">Rester dans un bureau me conviens mais souvent en dehors je n’aime pas rester en place </text:p>
            </text:list-item>
          </text:list>
        </text:list-item>
        <text:list-item>
          <text:p text:style-name="P7">Avez-vous besoin d’exprimer votre sens du service ? Si cela est très important pour vous, vous pouvez vous diriger vers le secteur public ou les sociétés de services.</text:p>
          <text:list>
            <text:list-item>
              <text:p text:style-name="P11">Pendant longtemps j’aurais dit non mais aider les autres est une chose que je recherche. Souvent je préfère faire passer les autres avant moi. </text:p>
            </text:list-item>
          </text:list>
        </text:list-item>
      </text:list>
      <text:p text:style-name="P1"/>
      <text:p text:style-name="P3" loext:marker-style-name="T2"><text:span text:style-name="T2">Sur le plan professionnel </text:span><text:span text:style-name="T2"/></text:p>
      <text:p text:style-name="P5" loext:marker-style-name="T3"/>
      <text:list text:style-name="WWNum2">
        <text:list-item>
          <text:p text:style-name="P4" loext:marker-style-name="T3"><text:span text:style-name="T3">Listez vos connaissances théoriques, vous pouvez notamment reprendre les points de votre programme en école d’ingénieur </text:span><text:span text:style-name="T3"/></text:p>
        </text:list-item>
        <text:list-item>
          <text:p text:style-name="P4" loext:marker-style-name="T3"><text:span text:style-name="T3">Listez toutes vos compétences </text:span><text:span text:style-name="T3"/></text:p>
        </text:list-item>
        <text:list-item>
          <text:p text:style-name="P4" loext:marker-style-name="T3"><text:span text:style-name="T3">Listez vos expériences professionnelles : Notez ce qui vous a plu à chaque fois et ce qui ne vous a pas plu. </text:span><text:span text:style-name="T3"/></text:p>
        </text:list-item>
      </text:list>
      <text:p text:style-name="P1"/>
      <text:p text:style-name="P2">Compétances théorique :</text:p>
      <text:p text:style-name="P2">- POO (java) , C++/C, python ou SQL</text:p>
      <text:p text:style-name="P2">- lockpicking, compétance en montage et démontage d’équipement électronique, la connaissance de la suite office, des compétances sur linux.</text:p>
      <text:p text:style-name="P2">---</text:p>
      <text:p text:style-name="P12">Je souhaite principalement un poste qui paye siffisement pour ne pas me soucier de l’argent au maximum et pouvoir vivre convenablement comme ceci. </text:p>
      <text:p text:style-name="P13">Je n’ai pas d’experiences professionnel actuèlement mis à pars mes connaissance en école d’ingénieur ou encore un stage de 3<text:span text:style-name="T7">e</text:span><text:span text:style-name="T8">.</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skaydiaCove NFP" svg:font-family="'CaskaydiaCove NFP'"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lanie Rondeau</meta:initial-creator>
    <meta:editing-cycles>7</meta:editing-cycles>
    <meta:creation-date>2024-01-10T13:32:00</meta:creation-date>
    <dc:date>2024-02-28T10:08:44.341929995</dc:date>
    <meta:editing-duration>PT3H16M52S</meta:editing-duration>
    <meta:generator>LibreOffice/24.2.0.3$Linux_X86_64 LibreOffice_project/420$Build-3</meta:generator>
    <meta:document-statistic meta:table-count="0" meta:image-count="0" meta:object-count="0" meta:page-count="2" meta:paragraph-count="34" meta:word-count="591" meta:character-count="3417" meta:non-whitespace-character-count="2873"/>
    <meta:user-defined meta:name="AppVersion">16.0000</meta:user-defined>
    <meta:template xlink:type="simple" xlink:actuate="onRequest" xlink:title="Normal" xlink:href=""/>
  </office:meta>
</office:document-meta>
</file>